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ea43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9"/>
        <table:table-column table:style-name="co1" table:default-cell-style-name="Default"/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product_id</text:p>
          </table:table-cell>
        </table:table-row>
        <table:table-row table:style-name="ro1">
          <table:table-cell table:style-name="ce7" office:value-type="string" calcext:value-type="string">
            <text:p>8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10" calcext:value-type="float">
            <text:p>1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2" calcext:value-type="float">
            <text:p>16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3" calcext:value-type="float">
            <text:p>18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10" calcext:value-type="float">
            <text:p>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14" calcext:value-type="float">
            <text:p>1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15" calcext:value-type="float">
            <text:p>15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17" calcext:value-type="float">
            <text:p>1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5" calcext:value-type="float">
            <text:p>16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30" calcext:value-type="float">
            <text:p>3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06" calcext:value-type="float">
            <text:p>3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H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H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03" calcext:value-type="float">
            <text:p>1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14" calcext:value-type="float">
            <text:p>17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15" calcext:value-type="float">
            <text:p>17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03" calcext:value-type="float">
            <text:p>3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304" calcext:value-type="float">
            <text:p>3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6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8" calcext:value-type="float">
            <text:p>18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25" calcext:value-type="float">
            <text:p>2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808" calcext:value-type="float">
            <text:p>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13" calcext:value-type="float">
            <text:p>1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6" calcext:value-type="float">
            <text:p>16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H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4" calcext:value-type="float">
            <text:p>1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0" calcext:value-type="float">
            <text:p>2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09" calcext:value-type="float">
            <text:p>1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11" calcext:value-type="float">
            <text:p>14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20" calcext:value-type="float">
            <text:p>25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20" calcext:value-type="float">
            <text:p>3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12" calcext:value-type="float">
            <text:p>1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125" calcext:value-type="float">
            <text:p>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527" calcext:value-type="float">
            <text:p>35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2" calcext:value-type="float">
            <text:p>1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10" calcext:value-type="float">
            <text:p>14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2" calcext:value-type="float">
            <text:p>2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11" calcext:value-type="float">
            <text:p>1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15" calcext:value-type="float">
            <text:p>3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12" calcext:value-type="float">
            <text:p>2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08" calcext:value-type="float">
            <text:p>1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16" calcext:value-type="float">
            <text:p>24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4" calcext:value-type="float">
            <text:p>2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616" calcext:value-type="float">
            <text:p>26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16" calcext:value-type="float">
            <text:p>3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525" calcext:value-type="float">
            <text:p>3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10" calcext:value-type="float">
            <text:p>3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620" calcext:value-type="float">
            <text:p>26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5" calcext:value-type="float">
            <text:p>25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12" calcext:value-type="float">
            <text:p>17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806" calcext:value-type="float">
            <text:p>8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11" calcext:value-type="float">
            <text:p>1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12" calcext:value-type="float">
            <text:p>1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705" calcext:value-type="float">
            <text:p>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*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*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*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*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2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805" calcext:value-type="float">
            <text:p>3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505" calcext:value-type="float">
            <text:p>5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H4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87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H3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11" calcext:value-type="float">
            <text:p>15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18" calcext:value-type="float">
            <text:p>24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06" calcext:value-type="float">
            <text:p>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09" calcext:value-type="float">
            <text:p>25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521" calcext:value-type="float">
            <text:p>35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13" calcext:value-type="float">
            <text:p>17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09" calcext:value-type="float">
            <text:p>1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X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X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X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X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X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X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1X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X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X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113" calcext:value-type="float">
            <text:p>2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H2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H3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31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504" calcext:value-type="float">
            <text:p>5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H2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H4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09" calcext:value-type="float">
            <text:p>16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10" calcext:value-type="float">
            <text:p>15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52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111" calcext:value-type="float">
            <text:p>2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H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H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707" calcext:value-type="float">
            <text:p>7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H9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08" calcext:value-type="float">
            <text:p>13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05" calcext:value-type="float">
            <text:p>6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09" calcext:value-type="float">
            <text:p>18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01" calcext:value-type="float">
            <text:p>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x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x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0*2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H1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08" calcext:value-type="float">
            <text:p>1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4" calcext:value-type="float">
            <text:p>25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09" calcext:value-type="float">
            <text:p>1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1" calcext:value-type="float">
            <text:p>1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.5" calcext:value-type="float">
            <text:p>1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7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H8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07" calcext:value-type="float">
            <text:p>1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07" calcext:value-type="float">
            <text:p>14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08" calcext:value-type="float">
            <text:p>16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X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1*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7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*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*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2*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7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19" calcext:value-type="float">
            <text:p>24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822" calcext:value-type="float">
            <text:p>28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24" calcext:value-type="float">
            <text:p>2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22" calcext:value-type="float">
            <text:p>3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H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H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2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11" calcext:value-type="float">
            <text:p>1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07" calcext:value-type="float">
            <text:p>12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X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12" calcext:value-type="float">
            <text:p>27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0" calcext:value-type="float">
            <text:p>16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*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*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*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*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*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.5*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.5*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9" calcext:value-type="float">
            <text:p>2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x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820" calcext:value-type="float">
            <text:p>2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08" calcext:value-type="float">
            <text:p>1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H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H3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06" calcext:value-type="float">
            <text:p>14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206" calcext:value-type="float">
            <text:p>12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6" calcext:value-type="float">
            <text:p>2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5" calcext:value-type="float">
            <text:p>18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13" calcext:value-type="float">
            <text:p>27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612" calcext:value-type="float">
            <text:p>26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04" calcext:value-type="float">
            <text:p>1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75*1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75*2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.5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X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.5X5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3x1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*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*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73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H1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H1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5" calcext:value-type="float">
            <text:p>2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16" calcext:value-type="float">
            <text:p>27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08" calcext:value-type="float">
            <text:p>22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0" calcext:value-type="float">
            <text:p>18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8" calcext:value-type="float">
            <text:p>2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131" calcext:value-type="float">
            <text:p>3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14" calcext:value-type="float">
            <text:p>2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X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05" calcext:value-type="float">
            <text:p>14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x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X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.50*3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022" calcext:value-type="float">
            <text:p>4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120" calcext:value-type="float">
            <text:p>2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0" calcext:value-type="float">
            <text:p>25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318" calcext:value-type="float">
            <text:p>23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x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060" calcext:value-type="float">
            <text:p>6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.40*12.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7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MIX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H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13X7.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11X6.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.50*4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H3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H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18" calcext:value-type="float">
            <text:p>3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97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08" calcext:value-type="float">
            <text:p>25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909" calcext:value-type="float">
            <text:p>29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25" calcext:value-type="float">
            <text:p>3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19" calcext:value-type="float">
            <text:p>27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09" calcext:value-type="float">
            <text:p>13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7" calcext:value-type="float">
            <text:p>22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18" calcext:value-type="float">
            <text:p>2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225" calcext:value-type="float">
            <text:p>3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222" calcext:value-type="float">
            <text:p>2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522" calcext:value-type="float">
            <text:p>3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7" calcext:value-type="float">
            <text:p>25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27" calcext:value-type="float">
            <text:p>3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4" calcext:value-type="float">
            <text:p>1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119" calcext:value-type="float">
            <text:p>3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11" calcext:value-type="float">
            <text:p>17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x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2x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x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x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2x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x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024" calcext:value-type="float">
            <text:p>3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27" calcext:value-type="float">
            <text:p>27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121" calcext:value-type="float">
            <text:p>2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1" calcext:value-type="float">
            <text:p>18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614" calcext:value-type="float">
            <text:p>2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H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X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X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X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*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*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*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4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9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5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*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5*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4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10" calcext:value-type="float">
            <text:p>27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613" calcext:value-type="float">
            <text:p>26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316" calcext:value-type="float">
            <text:p>2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703" calcext:value-type="float">
            <text:p>1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MIX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X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X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.5X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.75X3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.9X0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1X1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2X1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1x1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0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.50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*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4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*4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410" calcext:value-type="float">
            <text:p>34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22" calcext:value-type="float">
            <text:p>24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323" calcext:value-type="float">
            <text:p>2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13" calcext:value-type="float">
            <text:p>15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05" calcext:value-type="float">
            <text:p>1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H5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7*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8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316" calcext:value-type="float">
            <text:p>3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517" calcext:value-type="float">
            <text:p>35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07" calcext:value-type="float">
            <text:p>18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512" calcext:value-type="float">
            <text:p>25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020" calcext:value-type="float">
            <text:p>4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808" calcext:value-type="float">
            <text:p>3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508" calcext:value-type="float">
            <text:p>45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406" calcext:value-type="float">
            <text:p>24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06" calcext:value-type="float">
            <text:p>18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H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312" calcext:value-type="float">
            <text:p>13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94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407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11" calcext:value-type="float">
            <text:p>27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315" calcext:value-type="float">
            <text:p>23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3X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X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X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2X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X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x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X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8X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9X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75X1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0*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H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41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5X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5x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x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5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617" calcext:value-type="float">
            <text:p>26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.50*4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50*1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723" calcext:value-type="float">
            <text:p>27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816" calcext:value-type="float">
            <text:p>18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3325" calcext:value-type="float">
            <text:p>3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3 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25X1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x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25x1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5x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RD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RD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H6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28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507" calcext:value-type="float">
            <text:p>1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32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H4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*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6*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5*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5*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2*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.25*2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.6*3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0*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*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4.1" calcext:value-type="float">
            <text:p>14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.80*0.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.90*0.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1*1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20*1.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25*1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30*1.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40*1.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60*1.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80*1.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*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.8*0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0.9*0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2*1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3*1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4*1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6*1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8*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.9*1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.5*5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*2*1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5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5*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7*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21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3*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4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1*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6*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8*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16*5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30*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95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 number:style="long"/>
      <number:text>/</number:text>
      <number:day number:style="long"/>
      <number:text>/</number:text>
      <number:year/>
    </number:date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0:27:28.841555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0:24:26.692014374</meta:creation-date>
    <dc:date>2021-09-03T10:34:14.907788235</dc:date>
    <meta:editing-duration>PT8M5S</meta:editing-duration>
    <meta:editing-cycles>6</meta:editing-cycles>
    <meta:generator>LibreOffice/6.4.7.2$Linux_X86_64 LibreOffice_project/40$Build-2</meta:generator>
    <meta:document-statistic meta:table-count="1" meta:cell-count="1098" meta:object-count="0"/>
  </office:meta>
</office:document-meta>
</file>